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app icon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themes plugin (change theme, change sourceview style)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new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mark file with blue color when click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output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lazy plugin mng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close, min, max btns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5:54:50.168976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8T15:55:02.914803444</dc:date>
    <meta:editing-duration>PT5H31M55S</meta:editing-duration>
    <meta:editing-cycles>118</meta:editing-cycles>
    <meta:generator>LibreOffice/6.4.1.1$Linux_X86_64 LibreOffice_project/40$Build-1</meta:generator>
    <meta:document-statistic meta:table-count="1" meta:cell-count="104" meta:object-count="0"/>
  </office:meta>
</office:document-meta>
</file>